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x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colmLidierth Ironduke Publishing Ltd</meta:initial-creator>
    <meta:creation-date>2016-09-23T22:43:00</meta:creation-date>
    <meta:document-statistic meta:table-count="0" meta:image-count="0" meta:object-count="0" meta:page-count="1" meta:paragraph-count="1" meta:word-count="5" meta:character-count="20"/>
    <dc:date>2016-09-23T22:43:44</dc:date>
    <dc:creator>MalcolmLidierth Ironduke Publishing Ltd</dc:creator>
    <meta:editing-duration>PT46S</meta:editing-duration>
    <meta:editing-cycles>1</meta:editing-cycles>
    <meta:generator>OpenOffice/4.1.2$Unix OpenOffice.org_project/412m3$Build-9782</meta:generator>
  </office:meta>
</office:document-meta>
</file>